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8f6e" officeooo:paragraph-rsid="00068f6e"/>
    </style:style>
    <style:style style:name="P2" style:family="paragraph" style:parent-style-name="Standard">
      <style:text-properties officeooo:rsid="0007e5a4" officeooo:paragraph-rsid="0007e5a4"/>
    </style:style>
    <style:style style:name="P3" style:family="paragraph" style:parent-style-name="Standard" style:list-style-name="L1">
      <style:text-properties officeooo:rsid="00068f6e" officeooo:paragraph-rsid="00068f6e"/>
    </style:style>
    <style:style style:name="P4" style:family="paragraph" style:parent-style-name="Standard" style:list-style-name="L2">
      <style:text-properties officeooo:rsid="00068f6e" officeooo:paragraph-rsid="00068f6e"/>
    </style:style>
    <style:style style:name="P5" style:family="paragraph" style:parent-style-name="Standard" style:list-style-name="L3">
      <style:text-properties officeooo:rsid="00068f6e" officeooo:paragraph-rsid="00068f6e"/>
    </style:style>
    <style:style style:name="P6" style:family="paragraph" style:parent-style-name="Standard" style:list-style-name="L4">
      <style:text-properties officeooo:rsid="00068f6e" officeooo:paragraph-rsid="00068f6e"/>
    </style:style>
    <style:style style:name="P7" style:family="paragraph" style:parent-style-name="Standard" style:list-style-name="L5">
      <style:text-properties officeooo:rsid="0007e5a4" officeooo:paragraph-rsid="0007e5a4"/>
    </style:style>
    <style:style style:name="P8" style:family="paragraph" style:parent-style-name="Standard">
      <style:text-properties officeooo:rsid="0007e5a4" officeooo:paragraph-rsid="0007e5a4"/>
    </style:style>
    <style:style style:name="P9" style:family="paragraph" style:parent-style-name="Standard">
      <style:text-properties officeooo:rsid="00095f73" officeooo:paragraph-rsid="00095f73"/>
    </style:style>
    <style:style style:name="P10" style:family="paragraph" style:parent-style-name="Standard" style:list-style-name="L6">
      <style:text-properties officeooo:rsid="00095f73" officeooo:paragraph-rsid="00095f73"/>
    </style:style>
    <style:style style:name="P11" style:family="paragraph" style:parent-style-name="Standard" style:list-style-name="L7">
      <style:text-properties officeooo:rsid="00095f73" officeooo:paragraph-rsid="00095f73"/>
    </style:style>
    <style:style style:name="P12" style:family="paragraph" style:parent-style-name="Standard" style:list-style-name="L8">
      <style:text-properties officeooo:rsid="00095f73" officeooo:paragraph-rsid="00095f73"/>
    </style:style>
    <style:style style:name="P13" style:family="paragraph" style:parent-style-name="Standard" style:list-style-name="L9">
      <style:text-properties officeooo:rsid="00095f73" officeooo:paragraph-rsid="00095f73"/>
    </style:style>
    <style:style style:name="P14" style:family="paragraph" style:parent-style-name="Standard" style:list-style-name="L10">
      <style:text-properties officeooo:rsid="00095f73" officeooo:paragraph-rsid="00095f73"/>
    </style:style>
    <style:style style:name="P15" style:family="paragraph" style:parent-style-name="Standard">
      <style:text-properties officeooo:paragraph-rsid="00095f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95f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s de navegador.</text:p>
      <text:p text:style-name="P1"/>
      <text:p text:style-name="P1">History</text:p>
      <text:p text:style-name="P1">Consultar las URL de las páginas que ha visitado dentro de una ventana del navegador. Permite manipular el historial utilizando JS sin entrar en el navegador</text:p>
      <text:p text:style-name="P1">métodos:</text:p>
      <text:p text:style-name="P1">back: carga la URL anterior del historial.</text:p>
      <text:p text:style-name="P1">forward: carga la URL siguiente del historial.</text:p>
      <text:p text:style-name="P1">go: va a una página en concreto del historial que se pasa por parámetro.</text:p>
      <text:p text:style-name="P1">Length: saca cuantas páginas hay en el hsitorial.</text:p>
      <text:p text:style-name="P1"/>
      <text:p text:style-name="P1">Location</text:p>
      <text:p text:style-name="P1">href:</text:p>
      <text:p text:style-name="P1">hostname: host de la página</text:p>
      <text:p text:style-name="P1">pathname: ruta de la página</text:p>
      <text:p text:style-name="P1">protocol: </text:p>
      <text:p text:style-name="P1">hash: en caso de hash o ancla la muestra</text:p>
      <text:p text:style-name="P1">host:</text:p>
      <text:p text:style-name="P1">origin:</text:p>
      <text:p text:style-name="P1">port:</text:p>
      <text:p text:style-name="P1">search:</text:p>
      <text:p text:style-name="P1"/>
      <text:p text:style-name="P1">Eventos js</text:p>
      <text:p text:style-name="P1">Instrucciones que se ejecutan cuando ocurre algo.(Excepto cuando es automático que sucede cuando termina la cdarga de una página: onload).</text:p>
      <text:p text:style-name="P1"/>
      <text:p text:style-name="P1">Un evento es cualquier suceso que puede producirse en un elemento de una página web.</text:p>
      <text:p text:style-name="P1">El manejador del evento es la acción que nos permite ejecutar un código por ejemplo:</text:p>
      <text:list text:style-name="L1">
        <text:list-item>
          <text:p text:style-name="P3">pulsar botón</text:p>
        </text:list-item>
        <text:list-item>
          <text:p text:style-name="P3">pulsar tecla</text:p>
        </text:list-item>
        <text:list-item>
          <text:p text:style-name="P3">pulsar elemento HTML</text:p>
        </text:list-item>
        <text:list-item>
          <text:p text:style-name="P3">Modificar campo de texto</text:p>
        </text:list-item>
      </text:list>
      <text:p text:style-name="P1">Capturar un evento es programar la acción.</text:p>
      <text:p text:style-name="P1">El DOM es el que gestiona</text:p>
      <text:p text:style-name="P1"/>
      <text:p text:style-name="P1">El modelo de evento en línea es el modo fácil pero menos recomendable.</text:p>
      <text:p text:style-name="P1">Cada elemento tienen sus eventos como propiedades(nombre del evento es on seguido de la acción)</text:p>
      <text:p text:style-name="P1">&lt;input type=”button” value=”boton hola” onclick=”alert(‘hola mundo’);”/&gt;</text:p>
      <text:p text:style-name="P1"/>
      <text:p text:style-name="P1">Hay acciones que desencadenan varios eventos, por ejemplo submit que desencadena onmousedown, onclick, onmouseup, onsubmit.</text:p>
      <text:p text:style-name="P1"/>
      <text:p text:style-name="P1">Evento onload</text:p>
      <text:p text:style-name="P1">no ejecuta ningun JS hasta que no se ha cargad por completo la página</text:p>
      <text:p text:style-name="P1">&lt;body onload=”funcion a ejecutar”&gt; </text:p>
      <text:p text:style-name="P1"/>
      <text:p text:style-name="P1">Modelo de eevnto tradicional</text:p>
      <text:p text:style-name="P1">Consisite en aplicar sobre un elemento seleccionado a través de JS, un evento de la forma “onNombreEvento”(onclick...)</text:p>
      <text:p text:style-name="P1"/>
      <text:p text:style-name="P1"/>
      <text:p text:style-name="P1"/>
      <text:p text:style-name="P1"><text:soft-page-break/>Modelo de eventos de W3C</text:p>
      <text:p text:style-name="P1">Se utiliza para vincular un evento a una funcion JS.</text:p>
      <text:p text:style-name="P1">Parámetros.</text:p>
      <text:list text:style-name="L2">
        <text:list-item>
          <text:p text:style-name="P4">Evento (nombre sin on)</text:p>
        </text:list-item>
        <text:list-item>
          <text:p text:style-name="P4">La función ejecutar</text:p>
        </text:list-item>
        <text:list-item>
          <text:p text:style-name="P4">useCapture: sis se quiere iniciar que al iniciar la captura todos los elementos de ese tipo se lancen como..</text:p>
        </text:list-item>
      </text:list>
      <text:p text:style-name="P1"/>
      <text:p text:style-name="P1">Es como poner a los elemento un sensot que detecte cada vez que se hace click o se pasa por encima</text:p>
      <text:p text:style-name="P1"/>
      <text:p text:style-name="P1">para eso se utiliza el método addEventListener con dos o tres atributos:</text:p>
      <text:list text:style-name="L3">
        <text:list-item>
          <text:p text:style-name="P5">nombre del evento que se está “escuchandi”</text:p>
        </text:list-item>
        <text:list-item>
          <text:p text:style-name="P5">función<text:span text:style-name="T1"/></text:p>
        </text:list-item>
        <text:list-item>
          <text:p text:style-name="P5">opcional. Fase de burbujrao. Que es cuando se ejecuta el evento. Siempre false.</text:p>
        </text:list-item>
      </text:list>
      <text:p text:style-name="P1">Elemento.addEventListener(&lt;evento_sin_on&gt;)”&lt;funtion&gt;.&lt;false/true&gt;;</text:p>
      <text:p text:style-name="P1"/>
      <text:p text:style-name="P1">Ejercicio</text:p>
      <text:p text:style-name="P1">Web botón “púlsame”</text:p>
      <text:list text:style-name="L4">
        <text:list-item>
          <text:p text:style-name="P6">Si es pulsado: la página cambiar de color(aleatorio)</text:p>
        </text:list-item>
        <text:list-item>
          <text:p text:style-name="P6">Si se pulsa en cualquier otra parte: la página vuelve a ser de color blanco</text:p>
        </text:list-item>
        <text:list-item>
          <text:p text:style-name="P6">evento (event) muestre la posición del ratón</text:p>
        </text:list-item>
      </text:list>
      <text:p text:style-name="P1"/>
      <text:list xml:id="list3602624374" text:style-name="L5">
        <text:list-item>
          <text:p text:style-name="P7">e.type <text:s/>extraemos el tipo de evento</text:p>
        </text:list-item>
        <text:list-item>
          <text:p text:style-name="P7">e.target extraemos el elemento que ha producido ese evento</text:p>
        </text:list-item>
      </text:list>
      <text:p text:style-name="P2"/>
      <text:list xml:id="list120817819687652" text:continue-numbering="true" text:style-name="L5">
        <text:list-item>
          <text:p text:style-name="P7">domument.querySelector() método que permite obtener el primer elemento que coincida con el selector de css y lo toma como argumento.</text:p>
        </text:list-item>
      </text:list>
      <text:p text:style-name="P2"/>
      <text:p text:style-name="P9">Form</text:p>
      <text:p text:style-name="P9">Los navegadorescrean, al cargar una página:</text:p>
      <text:list text:style-name="L6">
        <text:list-item>
          <text:p text:style-name="P10">Un array forms con referencias a odos los formularios de la misma, al que accede mediante documents.forms</text:p>
        </text:list-item>
        <text:list-item>
          <text:p text:style-name="P10">Un array elements por cada formulario con todos los elementos que contienen dicho formulario (botones, listas, cuadros de texto…): documents.form[0].elements[2](segundo elemnto del primer formulario)</text:p>
        </text:list-item>
      </text:list>
      <text:p text:style-name="P9">si hay cambios de orden posteriores o añadidos o suprimids, este método no es valido. Se usan los atributos name o id.</text:p>
      <text:p text:style-name="P9">Mientras que el id debe ser el único para todas las etiquetas de la página, el name simplemente debe ser único para todas la etiquetas &lt;form&gt;.</text:p>
      <text:p text:style-name="P9"/>
      <text:p text:style-name="P9">También se puede acceder a los formularios y a sus elementos utilizando las funciones DOM de acceso a los nodos.</text:p>
      <text:p text:style-name="P9">También:</text:p>
      <text:p text:style-name="P9">let obform= document.forms.miForm</text:p>
      <text:p text:style-name="P9">let obform=document.forms[‘miForm’]</text:p>
      <text:p text:style-name="P9"/>
      <text:p text:style-name="P9">Un formulario es un elmento que permite recopilar información para enviarlo a un servidor que lo va a tratar. Es un elelemnto que permite recopilar datos de forma ordenada para enviarlos a su validación.</text:p>
      <text:p text:style-name="P9">Existe una validación en el cliente (js) que no sustituye a la validación del servidor.No garantiza que los datos enviados sean correctos, es una cuestyión de experiencia de usuario que evita mandar datos erroneos y hacer operaciones innecesarias.</text:p>
      <text:p text:style-name="P9"><text:soft-page-break/>Los input:</text:p>
      <text:list text:style-name="L7">
        <text:list-item>
          <text:p text:style-name="P11">Controles de formulario: botones, cuadros de textos, casillas de verificación…</text:p>
        </text:list-item>
        <text:list-item>
          <text:p text:style-name="P11">Campos de formulario: contienen los datos que se envían a través del formulario</text:p>
        </text:list-item>
      </text:list>
      <text:p text:style-name="P9">elementos más utilizandos:</text:p>
      <text:list text:style-name="L8">
        <text:list-item>
          <text:p text:style-name="P12">Type:</text:p>
          <text:list>
            <text:list-item>
              <text:p text:style-name="P12">textarea…</text:p>
            </text:list-item>
          </text:list>
        </text:list-item>
        <text:list-item>
          <text:p text:style-name="P12">name</text:p>
        </text:list-item>
        <text:list-item>
          <text:p text:style-name="P12">value</text:p>
        </text:list-item>
      </text:list>
      <text:p text:style-name="P9">eventos:</text:p>
      <text:list text:style-name="L9">
        <text:list-item>
          <text:p text:style-name="P13">onclick</text:p>
        </text:list-item>
        <text:list-item>
          <text:p text:style-name="P13">onchange</text:p>
        </text:list-item>
      </text:list>
      <text:p text:style-name="P9"/>
      <text:p text:style-name="P15"><text:span text:style-name="T2">acceso a datos</text:span></text:p>
      <text:list text:style-name="L10">
        <text:list-item>
          <text:p text:style-name="P14">para acceder alvalor de un text es con el atributo value</text:p>
        </text:list-item>
        <text:list-item>
          <text:p text:style-name="P14">para acceder al radiobutton se hace con los value y los checked (true/false) del arrray formado por las entradas del mismmo name.</text:p>
        </text:list-item>
        <text:list-item>
          <text:p text:style-name="P14">Para acceder a los checkbox es igual que en los radioButton pero en este se podrá seleccionar más</text:p>
        </text:list-item>
      </text:list>
      <text:p text:style-name="P9">Un select es un elemento que muetra un desplegable y permite una opció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8:13:47.411000000</meta:creation-date>
    <dc:date>2024-01-12T12:08:17.008000000</dc:date>
    <meta:editing-duration>PT5H58M25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85" meta:word-count="750" meta:character-count="4531" meta:non-whitespace-character-count="3892"/>
  </office:meta>
</office:document-meta>
</file>